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0831in" svg:y="1.974in">
            <draw:object draw:notify-on-update-of-ranges="Sheet1.A1:Sheet1.A1 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8:37:27.186762607</meta:creation-date>
    <dc:date>2023-07-21T09:56:25.900510590</dc:date>
    <meta:editing-duration>PT15H18M59S</meta:editing-duration>
    <meta:editing-cycles>1</meta:editing-cycles>
    <meta:document-statistic meta:table-count="1" meta:cell-count="21" meta:object-count="1"/>
    <meta:generator>LibreOffice/7.5.4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58cm" svg:y="3.952cm" style:legend-expansion="high" chart:style-name="ch2"/>
        <chart:plot-area chart:style-name="ch3" table:cell-range-address="Sheet1.A1:Sheet1.B10" chart:data-source-has-labels="row" svg:x="0.32cm" svg:y="0.18cm" svg:width="10.418cm" svg:height="8.64cm">
          <chart:coordinate-region svg:x="1.127cm" svg:y="0.379cm" svg:width="9.42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" chart:label-cell-address="Sheet1.B1:Sheet1.B1" chart:class="chart:scatter">
            <chart:domain table:cell-range-address="Sheet1.A2:Sheet1.A10"/>
            <chart:regression-curve chart:style-name="ch8">
              <chart:equation chart:display-equation="true" chart:display-r-square="true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requen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1.A2:Sheet1.A10</svg:desc>
                </draw:g>
              </table:table-cell>
              <table:table-cell office:value-type="float" office:value="171">
                <text:p>171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